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953" officeooo:paragraph-rsid="000356a9"/>
    </style:style>
    <style:style style:name="P2" style:family="paragraph" style:parent-style-name="Standard">
      <style:text-properties fo:font-weight="bold" officeooo:rsid="00189953" officeooo:paragraph-rsid="000356a9" style:font-weight-asian="bold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text-properties fo:font-size="18pt" officeooo:paragraph-rsid="000356a9" style:font-size-asian="18pt" style:font-size-complex="18pt"/>
    </style:style>
    <style:style style:name="P6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officeooo:rsid="000356a9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356a9" style:font-size-asian="18pt" style:font-size-complex="18pt"/>
    </style:style>
    <style:style style:name="T4" style:family="text">
      <style:text-properties officeooo:rsid="0003d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<text:tab/>ASSIGNMENT– <text:span text:style-name="T1">2</text:span></text:p>
      <text:p text:style-name="P1"><text:tab/><text:tab/><text:tab/><text:tab/><text:tab/><text:tab/><text:tab/><text:tab/><text:tab/><text:tab/>KD2-<text:span text:style-name="T4">Rohit</text:span>-835<text:span text:style-name="T4">98</text:span></text:p>
      <text:p text:style-name="Standard"/>
      <text:p text:style-name="Standard"/>
      <text:p text:style-name="Standard"/>
      <text:p text:style-name="P3">1) Which field of the Customers table is the primary key?</text:p>
      <text:p text:style-name="P4"/>
      <text:p text:style-name="P4">The primary key of the Customers table is the "Cnum" field.</text:p>
      <text:p text:style-name="P4"/>
      <text:p text:style-name="P4"/>
      <text:p text:style-name="P3">2) What is the 4th column of the Customers table?</text:p>
      <text:p text:style-name="P3"/>
      <text:p text:style-name="P6">The 4th column of the Customers table is the "Rating" field.</text:p>
      <text:p text:style-name="P4"/>
      <text:p text:style-name="P4"/>
      <text:p text:style-name="P3">3) What is another word for row? For column?</text:p>
      <text:p text:style-name="P3"/>
      <text:p text:style-name="P5">Another word for a row is a "record" or a "tuple." </text:p>
      <text:p text:style-name="P5">Another word for a column is an "attribute" or a "field."</text:p>
      <text:p text:style-name="P4"/>
      <text:p text:style-name="P4"/>
      <text:p text:style-name="P3">4) Why isn't it possible to see the first five rows of a table?</text:p>
      <text:p text:style-name="P3"/>
      <text:p text:style-name="Standard"><text:span text:style-name="T2">It's not possible to see the first five rows of a table without a specific order because tables in relational databases don't have an inherent order. To view specific rows, </text:span><text:span text:style-name="T3">we</text:span><text:span text:style-name="T2"> need to use a query with the </text:span><text:span text:style-name="Source_20_Text"><text:span text:style-name="T3">ORDER BY</text:span></text:span><text:span text:style-name="T2">clause to define a sorting order based on a specific colum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4:57:16.469039797</meta:creation-date>
    <dc:date>2024-03-12T20:21:36.451630261</dc:date>
    <meta:editing-duration>PT8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41" meta:character-count="761" meta:non-whitespace-character-count="610"/>
  </office:meta>
</office:document-meta>
</file>